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5">
      <style:paragraph-properties fo:margin-top="0cm" fo:margin-bottom="0cm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7">
      <style:paragraph-properties fo:margin-top="0cm" fo:margin-bottom="0cm" style:contextual-spacing="false"/>
    </style:style>
    <style:style style:name="P31" style:family="paragraph" style:parent-style-name="Text_20_body" style:list-style-name="L18"/>
    <style:style style:name="P32" style:family="paragraph" style:parent-style-name="Text_20_body" style:list-style-name="L18">
      <style:paragraph-properties fo:margin-top="0cm" fo:margin-bottom="0cm" style:contextual-spacing="false"/>
    </style:style>
    <style:style style:name="P33" style:family="paragraph" style:parent-style-name="Text_20_body" style:list-style-name="L19"/>
    <style:style style:name="P34" style:family="paragraph" style:parent-style-name="Text_20_body" style:list-style-name="L19">
      <style:paragraph-properties fo:margin-top="0cm" fo:margin-bottom="0cm" style:contextual-spacing="false"/>
    </style:style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Text_20_body" style:list-style-name="L21">
      <style:paragraph-properties fo:margin-top="0cm" fo:margin-bottom="0cm" style:contextual-spacing="false"/>
    </style:style>
    <style:style style:name="P38" style:family="paragraph" style:parent-style-name="Text_20_body" style:list-style-name="L22"/>
    <style:style style:name="P39" style:family="paragraph" style:parent-style-name="Text_20_body" style:list-style-name="L22">
      <style:paragraph-properties fo:margin-top="0cm" fo:margin-bottom="0cm" style:contextual-spacing="false"/>
    </style:style>
    <style:style style:name="P40" style:family="paragraph" style:parent-style-name="Text_20_body" style:list-style-name="L23"/>
    <style:style style:name="P41" style:family="paragraph" style:parent-style-name="Text_20_body" style:list-style-name="L23">
      <style:paragraph-properties fo:margin-top="0cm" fo:margin-bottom="0cm" style:contextual-spacing="false"/>
    </style:style>
    <style:style style:name="P42" style:family="paragraph" style:parent-style-name="Text_20_body" style:list-style-name="L24"/>
    <style:style style:name="P43" style:family="paragraph" style:parent-style-name="Text_20_body" style:list-style-name="L24">
      <style:paragraph-properties fo:margin-top="0cm" fo:margin-bottom="0cm" style:contextual-spacing="false"/>
    </style:style>
    <style:style style:name="P44" style:family="paragraph" style:parent-style-name="Text_20_body" style:list-style-name="L25"/>
    <style:style style:name="P45" style:family="paragraph" style:parent-style-name="Text_20_body" style:list-style-name="L25">
      <style:paragraph-properties fo:margin-top="0cm" fo:margin-bottom="0cm" style:contextual-spacing="false"/>
    </style:style>
    <style:style style:name="P46" style:family="paragraph" style:parent-style-name="Text_20_body" style:list-style-name="L26"/>
    <style:style style:name="P47" style:family="paragraph" style:parent-style-name="Text_20_body" style:list-style-name="L26">
      <style:paragraph-properties fo:margin-top="0cm" fo:margin-bottom="0cm" style:contextual-spacing="false"/>
    </style:style>
    <style:style style:name="P48" style:family="paragraph" style:parent-style-name="Text_20_body" style:list-style-name="L27"/>
    <style:style style:name="P49" style:family="paragraph" style:parent-style-name="Text_20_body" style:list-style-name="L27">
      <style:paragraph-properties fo:margin-top="0cm" fo:margin-bottom="0cm" style:contextual-spacing="false"/>
    </style:style>
    <style:style style:name="P50" style:family="paragraph" style:parent-style-name="Text_20_body" style:list-style-name="L28"/>
    <style:style style:name="P51" style:family="paragraph" style:parent-style-name="Text_20_body" style:list-style-name="L28">
      <style:paragraph-properties fo:margin-top="0cm" fo:margin-bottom="0cm" style:contextual-spacing="false"/>
    </style:style>
    <style:style style:name="P52" style:family="paragraph" style:parent-style-name="Text_20_body" style:list-style-name="L29"/>
    <style:style style:name="P53" style:family="paragraph" style:parent-style-name="Text_20_body" style:list-style-name="L29">
      <style:paragraph-properties fo:margin-top="0cm" fo:margin-bottom="0cm" style:contextual-spacing="false"/>
    </style:style>
    <style:style style:name="P54" style:family="paragraph" style:parent-style-name="Text_20_body" style:list-style-name="L30"/>
    <style:style style:name="P55" style:family="paragraph" style:parent-style-name="Text_20_body" style:list-style-name="L30">
      <style:paragraph-properties fo:margin-top="0cm" fo:margin-bottom="0cm" style:contextual-spacing="false"/>
    </style:style>
    <style:style style:name="P56" style:family="paragraph" style:parent-style-name="Text_20_body" style:list-style-name="L31"/>
    <style:style style:name="P57" style:family="paragraph" style:parent-style-name="Text_20_body" style:list-style-name="L31">
      <style:paragraph-properties fo:margin-top="0cm" fo:margin-bottom="0cm" style:contextual-spacing="false"/>
    </style:style>
    <style:style style:name="P58" style:family="paragraph" style:parent-style-name="Text_20_body" style:list-style-name="L32"/>
    <style:style style:name="P59" style:family="paragraph" style:parent-style-name="Text_20_body" style:list-style-name="L32">
      <style:paragraph-properties fo:margin-top="0cm" fo:margin-bottom="0cm" style:contextual-spacing="false"/>
    </style:style>
    <style:style style:name="P60" style:family="paragraph" style:parent-style-name="Text_20_body" style:list-style-name="L33"/>
    <style:style style:name="P61" style:family="paragraph" style:parent-style-name="Text_20_body" style:list-style-name="L33">
      <style:paragraph-properties fo:margin-top="0cm" fo:margin-bottom="0cm" style:contextual-spacing="false"/>
    </style:style>
    <style:style style:name="P62" style:family="paragraph" style:parent-style-name="Text_20_body" style:list-style-name="L34"/>
    <style:style style:name="P63" style:family="paragraph" style:parent-style-name="Text_20_body" style:list-style-name="L34">
      <style:paragraph-properties fo:margin-top="0cm" fo:margin-bottom="0cm" style:contextual-spacing="false"/>
    </style:style>
    <style:style style:name="P64" style:family="paragraph" style:parent-style-name="Text_20_body" style:list-style-name="L35"/>
    <style:style style:name="P65" style:family="paragraph" style:parent-style-name="Text_20_body" style:list-style-name="L3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Requirement 1: Install and maintain a firewall configuration to protect data</text:span></text:h>
      <text:p text:style-name="Text_20_body">1.1 Are firewall and router configuration standards established and implemented to include the following:</text:p>
      <text:list text:style-name="L1">
        <text:list-item>
          <text:p text:style-name="P2">1.1.1 Is there a formal process for approving and testing all network connections and changes to the firewall and router configurations?</text:p>
        </text:list-item>
        <text:list-item>
          <text:p text:style-name="P2">1.1.2 (a) Is there a current network diagram that documents all connections between the cardholder data environment and other networks, including any wireless networks?</text:p>
        </text:list-item>
        <text:list-item>
          <text:p text:style-name="P2">1.1.2 (b) Is there a process to ensure the diagram is kept current?</text:p>
        </text:list-item>
        <text:list-item>
          <text:p text:style-name="P2">1.1.3 Is there a current diagram that shows all cardholder data flows across systems and networks?</text:p>
        </text:list-item>
        <text:list-item>
          <text:p text:style-name="P2">1.1.4 (a) Is a firewall required and implemented at each Internet connection and between any demilitarized zone (DMZ) and the internal network zone?</text:p>
        </text:list-item>
        <text:list-item>
          <text:p text:style-name="P2">1.1.5 Are groups, roles, and responsibilities for logical management of network components assigned and documented?</text:p>
        </text:list-item>
        <text:list-item>
          <text:p text:style-name="P2">1.1.6 Do firewall and router configuration standards include a documented list of services, protocols, and ports, including business justification and approval for each?</text:p>
        </text:list-item>
        <text:list-item>
          <text:p text:style-name="P1">1.1.7 Do firewall and router configuration standards require review of firewall and router rule sets at least every six months?</text:p>
        </text:list-item>
      </text:list>
      <text:p text:style-name="Text_20_body">1.2 Do firewall and router configurations restrict connections between untrusted networks and any system in the cardholder data environment as follows:</text:p>
      <text:list text:style-name="L2">
        <text:list-item>
          <text:p text:style-name="P4">1.2.1 (a) Is inbound and outbound traffic restricted to that which is necessary for the cardholder data environment?</text:p>
        </text:list-item>
        <text:list-item>
          <text:p text:style-name="P4">1.2.2 Are router configuration files secured from unauthorized access?</text:p>
        </text:list-item>
        <text:list-item>
          <text:p text:style-name="P3">1.2.3 Are perimeter firewalls installed between all wireless networks and the cardholder data environment?</text:p>
        </text:list-item>
      </text:list>
      <text:p text:style-name="Text_20_body">1.3 Is direct public access prohibited between the Internet and any system component in the cardholder data environment, as follows:</text:p>
      <text:list text:style-name="L3">
        <text:list-item>
          <text:p text:style-name="P6">1.3.1 Is a DMZ implemented to limit inbound traffic to only system components that provide authorized publicly accessible services, protocols, and ports?</text:p>
        </text:list-item>
        <text:list-item>
          <text:p text:style-name="P6">1.3.3 Are anti-spoofing measures implemented to detect and block forged sourced IP addresses from entering the network?</text:p>
        </text:list-item>
        <text:list-item>
          <text:p text:style-name="P5">1.3.5 Are only established connections permitted into the network?</text:p>
        </text:list-item>
      </text:list>
      <text:p text:style-name="Horizontal_20_Line"/>
      <text:h text:style-name="Heading_20_4" text:outline-level="4"><text:span text:style-name="Strong_20_Emphasis">Requirement 2: Do not use vendor-supplied defaults for system passwords and other security parameters</text:span></text:h>
      <text:p text:style-name="Text_20_body">2.1 (a) Are vendor-supplied defaults always changed before installing a system on the network?</text:p>
      <text:list text:style-name="L4">
        <text:list-item>
          <text:p text:style-name="P7">2.1.1 For wireless environments connected to the cardholder data environment, are ALL wireless vendor defaults changed at installations?</text:p>
        </text:list-item>
      </text:list>
      <text:p text:style-name="Text_20_body">2.2 (a) Are configuration standards developed for all system components and are they consistent with industry-accepted system hardening standards?</text:p>
      <text:list text:style-name="L5">
        <text:list-item>
          <text:p text:style-name="P9"><text:soft-page-break/>2.2.1 (a) Is only one primary function implemented per server?</text:p>
        </text:list-item>
        <text:list-item>
          <text:p text:style-name="P9">2.2.2 Are only necessary services, protocols, and daemons enabled as required for the function of the system?</text:p>
        </text:list-item>
        <text:list-item>
          <text:p text:style-name="P8">2.2.3 Are additional security features documented and implemented for any required services, protocols, or daemons considered to be insecure?</text:p>
        </text:list-item>
      </text:list>
      <text:p text:style-name="Text_20_body">2.3 Is non-console administrative access encrypted using strong cryptography?</text:p>
      <text:p text:style-name="Horizontal_20_Line"/>
      <text:h text:style-name="Heading_20_3" text:outline-level="3"><text:span text:style-name="Strong_20_Emphasis">Requirement 3: Protect stored cardholder data</text:span></text:h>
      <text:p text:style-name="Text_20_body">3.1 Are data retention and disposal policies, procedures, and processes implemented as follows:</text:p>
      <text:list text:style-name="L6">
        <text:list-item>
          <text:p text:style-name="P11">(a) Is data storage amount and retention time limited to what is required for legal, regulatory, and/or business requirements?</text:p>
        </text:list-item>
        <text:list-item>
          <text:p text:style-name="P11">(b) Are processes in place for securely deleting cardholder data when no longer needed for legal, regulatory, and/or business reasons?</text:p>
        </text:list-item>
        <text:list-item>
          <text:p text:style-name="P11">(c) Are specific retention requirements for cardholder data defined?</text:p>
        </text:list-item>
        <text:list-item>
          <text:p text:style-name="P10">(d) Is there a quarterly process for identifying and securely deleting stored cardholder data that exceeds defined retention requirements?</text:p>
        </text:list-item>
      </text:list>
      <text:p text:style-name="Text_20_body">3.2 (a) For issuers and companies supporting issuing services, is there a documented business justification for the storage of sensitive authentication data?</text:p>
      <text:list text:style-name="L7">
        <text:list-item>
          <text:p text:style-name="P13">(c) For all other entities: Is sensitive authentication data deleted or rendered unrecoverable upon completion of the authorization process?</text:p>
        </text:list-item>
        <text:list-item>
          <text:p text:style-name="P13">(d) Do all systems adhere to the following requirements regarding non-storage of sensitive authentication data after authorization, even if encrypted:</text:p>
          <text:list>
            <text:list-item>
              <text:p text:style-name="P13">3.2.1 Is full track data not stored after authorization?</text:p>
            </text:list-item>
            <text:list-item>
              <text:p text:style-name="P13">3.2.2 Is the card verification code or value not stored after authorization?</text:p>
            </text:list-item>
            <text:list-item>
              <text:p text:style-name="P12">3.2.3 Is the personal identification number (PIN) or the encrypted PIN block not stored after authorization?</text:p>
            </text:list-item>
          </text:list>
        </text:list-item>
      </text:list>
      <text:p text:style-name="Text_20_body">3.3 Is the PAN masked when displayed such that only personnel with a legitimate business need can see more than the first six and last four digits of the PAN?</text:p>
      <text:p text:style-name="Text_20_body">3.4 Is PAN rendered unreadable anywhere it is stored (including data repositories, portable digital media, backup media, and in audit logs) by using one of the following:</text:p>
      <text:list text:style-name="L8">
        <text:list-item>
          <text:p text:style-name="P15">One-way hashes based on strong cryptography,</text:p>
        </text:list-item>
        <text:list-item>
          <text:p text:style-name="P15">Truncation,</text:p>
        </text:list-item>
        <text:list-item>
          <text:p text:style-name="P15">Index tokens and pads,</text:p>
        </text:list-item>
        <text:list-item>
          <text:p text:style-name="P14">Strong cryptography with associated key management processes?</text:p>
        </text:list-item>
      </text:list>
      <text:p text:style-name="Horizontal_20_Line"/>
      <text:h text:style-name="Heading_20_3" text:outline-level="3"><text:span text:style-name="Strong_20_Emphasis">Requirement 4: Encrypt transmission of cardholder data across open, public networks</text:span></text:h>
      <text:p text:style-name="Text_20_body">4.1 (a) Are strong cryptography and security protocols used to safeguard sensitive cardholder data during transmission over open, public networks?</text:p>
      <text:list text:style-name="L9">
        <text:list-item>
          <text:p text:style-name="P17"><text:soft-page-break/>(b) Are only trusted keys and/or certificates accepted?</text:p>
        </text:list-item>
        <text:list-item>
          <text:p text:style-name="P17">(c) Are security protocols implemented to use only secure configurations, and not to support insecure versions or configurations?</text:p>
        </text:list-item>
        <text:list-item>
          <text:p text:style-name="P17">(d) Is the proper encryption strength implemented for the encryption methodology in use?</text:p>
        </text:list-item>
        <text:list-item>
          <text:p text:style-name="P16">(e) Is TLS enabled whenever cardholder data is transmitted or received?</text:p>
        </text:list-item>
      </text:list>
      <text:p text:style-name="Text_20_body">4.2 (a) Are PANs rendered unreadable or secured with strong cryptography whenever they are sent via end-user messaging technologies (such as email, instant messaging, SMS, or chat)?</text:p>
      <text:list text:style-name="L10">
        <text:list-item>
          <text:p text:style-name="P18">(b) Are policies in place that prohibit the sending of unprotected PANs via end-user messaging technologies?</text:p>
        </text:list-item>
      </text:list>
      <text:p text:style-name="Horizontal_20_Line"/>
      <text:h text:style-name="Heading_20_3" text:outline-level="3"><text:span text:style-name="Strong_20_Emphasis">Requirement 5: Protect all systems against malware and regularly update anti-virus software or programs</text:span></text:h>
      <text:p text:style-name="Text_20_body">5.1 Is anti-virus software deployed on all systems commonly affected by malicious software?</text:p>
      <text:p text:style-name="Text_20_body">5.1.1 Are anti-virus programs capable of detecting, removing, and protecting against all known types of malicious software (viruses, Trojans, worms, spyware, adware, rootkits)?</text:p>
      <text:p text:style-name="Text_20_body">5.2 (a) Are all anti-virus software and definitions kept current?</text:p>
      <text:list text:style-name="L11">
        <text:list-item>
          <text:p text:style-name="P20">(b) Are automatic updates and periodic scans enabled and being performed?</text:p>
        </text:list-item>
        <text:list-item>
          <text:p text:style-name="P19">(c) Are all anti-virus mechanisms generating audit logs, and are the logs retained in accordance with PCI DSS Requirement 10.7?</text:p>
        </text:list-item>
      </text:list>
      <text:p text:style-name="Text_20_body">5.3 Are all anti-virus mechanisms:</text:p>
      <text:list text:style-name="L12">
        <text:list-item>
          <text:p text:style-name="P22">Actively running?</text:p>
        </text:list-item>
        <text:list-item>
          <text:p text:style-name="P21">Unable to be disabled or altered by users?</text:p>
        </text:list-item>
      </text:list>
      <text:p text:style-name="Horizontal_20_Line"/>
      <text:h text:style-name="Heading_20_3" text:outline-level="3"><text:span text:style-name="Strong_20_Emphasis">Requirement 6: Develop and maintain secure systems and applications</text:span></text:h>
      <text:p text:style-name="Text_20_body">6.1 Is there a process to identify security vulnerabilities, including:</text:p>
      <text:list text:style-name="L13">
        <text:list-item>
          <text:p text:style-name="P24">Using reputable outside sources for vulnerability information?</text:p>
        </text:list-item>
        <text:list-item>
          <text:p text:style-name="P23">Assigning a risk ranking to vulnerabilities, including identification of all high-risk and critical vulnerabilities?</text:p>
        </text:list-item>
      </text:list>
      <text:p text:style-name="Text_20_body">6.2 (a) Are all system components and software protected from known vulnerabilities by installing applicable vendor-supplied security patches?</text:p>
      <text:list text:style-name="L14">
        <text:list-item>
          <text:p text:style-name="P25">(b) Are critical security patches installed within one month of release?</text:p>
        </text:list-item>
      </text:list>
      <text:p text:style-name="Text_20_body">6.3 (a) Are software development processes based on industry standards and/or best practices?</text:p>
      <text:list text:style-name="L15">
        <text:list-item>
          <text:p text:style-name="P27">(b) Is information security included throughout the software development life cycle?</text:p>
        </text:list-item>
        <text:list-item>
          <text:p text:style-name="P27">(c) Are software applications developed in accordance with PCI DSS (for example, secure authentication and logging)?</text:p>
        </text:list-item>
        <text:list-item>
          <text:p text:style-name="P26">(d) Are development, test, and custom application accounts, user IDs, and passwords removed before applications become active?</text:p>
        </text:list-item>
      </text:list>
      <text:p text:style-name="Text_20_body"><text:soft-page-break/>6.4 (a) Are development and test environments separate from production environments?</text:p>
      <text:list text:style-name="L16">
        <text:list-item>
          <text:p text:style-name="P28">(b) Is access control in place to enforce separation between development/test environments and the production environment?</text:p>
        </text:list-item>
      </text:list>
      <text:p text:style-name="Text_20_body">6.4.3 Are production data (live PANs) not used for testing or development?</text:p>
      <text:p text:style-name="Text_20_body">6.4.5 Are change-control procedures documented and include the following:</text:p>
      <text:list text:style-name="L17">
        <text:list-item>
          <text:p text:style-name="P30">Documentation of impact?</text:p>
        </text:list-item>
        <text:list-item>
          <text:p text:style-name="P30">Documented approval by authorized parties?</text:p>
        </text:list-item>
        <text:list-item>
          <text:p text:style-name="P30">Functionality testing to verify the change does not adversely impact security?</text:p>
        </text:list-item>
        <text:list-item>
          <text:p text:style-name="P29">Back-out procedures?</text:p>
        </text:list-item>
      </text:list>
      <text:p text:style-name="Text_20_body">6.5 (a) Do software development processes address common coding vulnerabilities?</text:p>
      <text:list text:style-name="L18">
        <text:list-item>
          <text:p text:style-name="P32">(b) Are developers trained at least annually in up-to-date secure coding techniques?</text:p>
        </text:list-item>
        <text:list-item>
          <text:p text:style-name="P32">(c) Are applications developed based on secure coding guidelines to protect applications from the following vulnerabilities:</text:p>
          <text:list>
            <text:list-item>
              <text:p text:style-name="P32">6.5.1 Injection flaws, particularly SQL injection?</text:p>
            </text:list-item>
            <text:list-item>
              <text:p text:style-name="P32">6.5.2 Buffer overflow vulnerabilities?</text:p>
            </text:list-item>
            <text:list-item>
              <text:p text:style-name="P32">6.5.7 Cross-site scripting (XSS) vulnerabilities?</text:p>
            </text:list-item>
            <text:list-item>
              <text:p text:style-name="P32">6.5.8 Improper access control (e.g., insecure direct object references, failure to restrict URL access, directory traversal)?</text:p>
            </text:list-item>
            <text:list-item>
              <text:p text:style-name="P32">6.5.9 Cross-site request forgery (CSRF)?</text:p>
            </text:list-item>
            <text:list-item>
              <text:p text:style-name="P31">6.5.10 Broken authentication and session management?</text:p>
            </text:list-item>
          </text:list>
        </text:list-item>
      </text:list>
      <text:p text:style-name="Text_20_body">6.6 Are public-facing web applications protected against known attacks, either by reviewing them at least annually or by installing an automated technical solution (such as a web application firewall)?</text:p>
      <text:p text:style-name="Horizontal_20_Line"/>
      <text:h text:style-name="Heading_20_3" text:outline-level="3"><text:span text:style-name="Strong_20_Emphasis">Requirement 7: Restrict access to cardholder data by business need to know</text:span></text:h>
      <text:p text:style-name="Text_20_body">7.1 Is access to system components and cardholder data limited to only those individuals whose jobs require such access?</text:p>
      <text:p text:style-name="Text_20_body">7.1.2 Is access to privileged user IDs restricted as follows:</text:p>
      <text:list text:style-name="L19">
        <text:list-item>
          <text:p text:style-name="P34">To the least privileges necessary to perform job responsibilities?</text:p>
        </text:list-item>
        <text:list-item>
          <text:p text:style-name="P33">Assigned only to roles that specifically require privileged access?</text:p>
        </text:list-item>
      </text:list>
      <text:p text:style-name="Text_20_body">7.1.3 Is access assigned based on individual personnel’s job classification and function?</text:p>
      <text:p text:style-name="Text_20_body">7.2 Is an access control system in place for systems in the cardholder data environment, which restricts access based on a user’s need to know?</text:p>
      <text:p text:style-name="Horizontal_20_Line"/>
      <text:h text:style-name="Heading_20_3" text:outline-level="3"><text:span text:style-name="Strong_20_Emphasis">Requirement 8: Identify and authenticate access to system components</text:span></text:h>
      <text:p text:style-name="Text_20_body">8.1.1 Are all users assigned a unique ID before allowing them to access system components or cardholder data?</text:p>
      <text:p text:style-name="Text_20_body">8.1.3 Is access for terminated users immediately deactivated or removed?</text:p>
      <text:p text:style-name="Text_20_body"><text:soft-page-break/>8.1.4 Are inactive user accounts either removed or disabled within 90 days?</text:p>
      <text:p text:style-name="Text_20_body">8.1.5 (a) Are accounts used by vendors for remote access enabled only during the time period needed and disabled when not in use?</text:p>
      <text:list text:style-name="L20">
        <text:list-item>
          <text:p text:style-name="P35">(b) Are vendor remote access accounts monitored while in use?</text:p>
        </text:list-item>
      </text:list>
      <text:p text:style-name="Text_20_body">8.1.6 Are repeated access attempts limited by locking out the user ID after no more than six attempts?</text:p>
      <text:p text:style-name="Text_20_body">8.1.7 Once a user account is locked out, is the lockout duration set to a minimum of 30 minutes or until an administrator enables the user ID?</text:p>
      <text:p text:style-name="Text_20_body">8.2 In addition to assigning a unique ID, is one or more of the following methods employed to authenticate all users:</text:p>
      <text:list text:style-name="L21">
        <text:list-item>
          <text:p text:style-name="P37">Something you know (e.g., a password)?</text:p>
        </text:list-item>
        <text:list-item>
          <text:p text:style-name="P37">Something you have (e.g., a token device or smart card)?</text:p>
        </text:list-item>
        <text:list-item>
          <text:p text:style-name="P36">Something you are (e.g., a biometric)?</text:p>
        </text:list-item>
      </text:list>
      <text:p text:style-name="Text_20_body">8.2.3 Are user password parameters configured to require passwords meet the following:</text:p>
      <text:list text:style-name="L22">
        <text:list-item>
          <text:p text:style-name="P39">A minimum password length of at least seven characters?</text:p>
        </text:list-item>
        <text:list-item>
          <text:p text:style-name="P38">Contain both numeric and alphabetic characters?</text:p>
        </text:list-item>
      </text:list>
      <text:p text:style-name="Horizontal_20_Line"/>
      <text:h text:style-name="Heading_20_3" text:outline-level="3"><text:span text:style-name="Strong_20_Emphasis">Requirement 8 (continued): Identify and authenticate access to system components</text:span></text:h>
      <text:p text:style-name="Text_20_body">8.2.4 Are user passwords changed at least every 90 days?<text:line-break/>8.2.5 Must an individual submit a new password that is different from any of the last four passwords they have used?<text:line-break/>8.2.6 Are passwords set to a unique value for each user for first-time use and upon reset, and must each user change their password immediately after the first use?<text:line-break/>8.3 Is multi-factor authentication used for all non-console access into the cardholder data environment for personnel with administrative access?<text:line-break/>8.5 Are group, shared, or generic accounts, passwords, or other authentication methods prohibited?<text:line-break/>8.6 Where other authentication mechanisms are used (such as physical or logical security tokens, smart cards, and certificates), is the use of these mechanisms assigned as follows:</text:p>
      <text:list text:style-name="L23">
        <text:list-item>
          <text:p text:style-name="P41">To an individual account?</text:p>
        </text:list-item>
        <text:list-item>
          <text:p text:style-name="P40">Only the intended account can use the mechanism to gain access?</text:p>
        </text:list-item>
      </text:list>
      <text:p text:style-name="Horizontal_20_Line"/>
      <text:h text:style-name="Heading_20_3" text:outline-level="3"><text:span text:style-name="Strong_20_Emphasis">Requirement 9: Restrict physical access to cardholder data</text:span></text:h>
      <text:p text:style-name="Text_20_body">9.1 Are appropriate facility entry controls in place to limit and monitor physical access to systems in the cardholder data environment?<text:line-break/>9.1.1 Are either video cameras or access-control mechanisms in place to monitor individual physical access to sensitive areas?<text:line-break/>9.1.2 (a) Are physical and/or logical controls implemented to restrict access to publicly accessible <text:soft-page-break/>network jacks?<text:line-break/>9.1.2 (b) Are physical and/or logical controls implemented to restrict physical access to wireless access points, gateways, and handheld devices?<text:line-break/>9.2 Are procedures in place to distinguish between onsite personnel and visitors (for example, assigning ID badges)?<text:line-break/>9.3 Are visitors identified and restricted to non-sensitive areas or escorted in sensitive areas?<text:line-break/>9.4 Are all media physically secured?<text:line-break/>9.5 Are storage containers used for materials that contain information to be destroyed (such as hard copy materials) secured to prevent access to the contents?<text:line-break/>9.6 (a) Is strict control maintained over the internal or external distribution of any kind of media?</text:p>
      <text:list text:style-name="L24">
        <text:list-item>
          <text:p text:style-name="P43">(b) Are all media classified to determine its sensitivity?</text:p>
        </text:list-item>
        <text:list-item>
          <text:p text:style-name="P42">(c) Is media sent via secured courier or other delivery method that can be accurately tracked?<text:line-break/>9.7 Is strict control maintained over the storage and accessibility of media?<text:line-break/>9.8 Is all media destroyed when it is no longer needed for business or legal reasons?<text:line-break/>9.8.1 Are hardcopy materials containing cardholder data crosscut shredded, incinerated, or pulped so that cardholder data cannot be reconstructed?</text:p>
        </text:list-item>
      </text:list>
      <text:p text:style-name="Horizontal_20_Line"/>
      <text:h text:style-name="Heading_20_3" text:outline-level="3"><text:span text:style-name="Strong_20_Emphasis">Requirement 10: Track and monitor all access to network resources and cardholder data</text:span></text:h>
      <text:p text:style-name="Text_20_body">10.1 Are audit trails implemented to link all access to system components to each individual user?<text:line-break/>10.2 Are automated audit trails implemented for all system components to reconstruct the following events:</text:p>
      <text:list text:style-name="L25">
        <text:list-item>
          <text:p text:style-name="P45">10.2.1 All individual user accesses to cardholder data?</text:p>
        </text:list-item>
        <text:list-item>
          <text:p text:style-name="P45">10.2.2 All actions taken by any individual with root or administrative privileges?</text:p>
        </text:list-item>
        <text:list-item>
          <text:p text:style-name="P45">10.2.3 Access to all audit trails?</text:p>
        </text:list-item>
        <text:list-item>
          <text:p text:style-name="P45">10.2.4 Invalid logical access attempts?</text:p>
        </text:list-item>
        <text:list-item>
          <text:p text:style-name="P45">10.2.5 Use of and changes to identification and authentication mechanisms—including the creation of new accounts and elevation of privileges?</text:p>
        </text:list-item>
        <text:list-item>
          <text:p text:style-name="P45">10.2.6 Initialization, stopping, or pausing of audit logs?</text:p>
        </text:list-item>
        <text:list-item>
          <text:p text:style-name="P44">10.2.7 Creation and deletion of system-level objects?</text:p>
        </text:list-item>
      </text:list>
      <text:p text:style-name="Text_20_body">10.3 Are the following audit trail entries recorded for all system components for each event:</text:p>
      <text:list text:style-name="L26">
        <text:list-item>
          <text:p text:style-name="P47">10.3.1 User identification?</text:p>
        </text:list-item>
        <text:list-item>
          <text:p text:style-name="P47">10.3.2 Type of event?</text:p>
        </text:list-item>
        <text:list-item>
          <text:p text:style-name="P47">10.3.3 Date and time?</text:p>
        </text:list-item>
        <text:list-item>
          <text:p text:style-name="P47">10.3.4 Success or failure indication?</text:p>
        </text:list-item>
        <text:list-item>
          <text:p text:style-name="P47">10.3.5 Origination of event?</text:p>
        </text:list-item>
        <text:list-item>
          <text:p text:style-name="P46">10.3.6 Identity or name of affected data, system component, or resource?</text:p>
        </text:list-item>
      </text:list>
      <text:p text:style-name="Text_20_body">10.4 Are all critical system clocks and times synchronized across the cardholder data environment using time synchronization technology?<text:line-break/>10.5 (a) Is access to audit trails limited to those with a job-related need?</text:p>
      <text:list text:style-name="L27">
        <text:list-item>
          <text:p text:style-name="P49"><text:soft-page-break/>(b) Are audit trails protected from unauthorized modifications?</text:p>
        </text:list-item>
        <text:list-item>
          <text:p text:style-name="P49">(c) Are audit trail files promptly backed up to a centralized log server or media that is difficult to alter?<text:line-break/>10.6 (a) Are logs and security events for all system components reviewed at least daily?</text:p>
        </text:list-item>
        <text:list-item>
          <text:p text:style-name="P48">(b) Are audit logs retained for at least one year?</text:p>
        </text:list-item>
      </text:list>
      <text:p text:style-name="Horizontal_20_Line"/>
      <text:h text:style-name="Heading_20_3" text:outline-level="3"><text:span text:style-name="Strong_20_Emphasis">Requirement 11: Regularly test security systems and processes</text:span></text:h>
      <text:p text:style-name="Text_20_body">11.1 Are processes implemented for detecting wireless access points and preventing unauthorized wireless access to the cardholder data environment?<text:line-break/>11.1.1 (a) Is a quarterly test performed to identify and detect all authorized and unauthorized wireless access points?<text:line-break/>11.1.1 (b) Are the results of the wireless access point test documented?<text:line-break/>11.1.1 (c) Is the methodology used to test for the presence of wireless access points adequate and does it include the following:</text:p>
      <text:list text:style-name="L28">
        <text:list-item>
          <text:p text:style-name="P51">(i) A wireless analyzer to identify authorized and unauthorized wireless devices?</text:p>
        </text:list-item>
        <text:list-item>
          <text:p text:style-name="P50">(ii) Incident response procedures in the event that unauthorized wireless access points are detected?</text:p>
        </text:list-item>
      </text:list>
      <text:p text:style-name="Text_20_body">11.2 Are internal and external vulnerability scans performed, as follows:<text:line-break/>11.2.1 (a) Are quarterly internal vulnerability scans performed?<text:line-break/>11.2.1 (b) Does the scan process include rescans as needed until:</text:p>
      <text:list text:style-name="L29">
        <text:list-item>
          <text:p text:style-name="P53">(i) For external scans, no vulnerabilities exist that are scored 4.0 or higher by the CVSS?</text:p>
        </text:list-item>
        <text:list-item>
          <text:p text:style-name="P52">(ii) For internal scans, a passing result is obtained or all high-risk vulnerabilities are resolved?</text:p>
        </text:list-item>
      </text:list>
      <text:p text:style-name="Text_20_body">11.3 Does the penetration-testing methodology include the following:</text:p>
      <text:list text:style-name="L30">
        <text:list-item>
          <text:p text:style-name="P55">11.3.1 (a) Is external penetration testing performed at least annually and after any significant infrastructure or application changes?</text:p>
        </text:list-item>
        <text:list-item>
          <text:p text:style-name="P55">11.3.2 (a) Is internal penetration testing performed at least annually and after any significant infrastructure or application changes?</text:p>
        </text:list-item>
        <text:list-item>
          <text:p text:style-name="P55">11.3.3 (a) Are exploitable vulnerabilities found during penetration testing corrected, and does this include repeated testing until vulnerabilities are corrected?</text:p>
        </text:list-item>
        <text:list-item>
          <text:p text:style-name="P54">11.3.4 (a) Are segmentation controls and methods tested at least annually to ensure they are operational and effective?</text:p>
        </text:list-item>
      </text:list>
      <text:p text:style-name="Text_20_body">11.4 (a) Are intrusion-detection systems and/or intrusion-prevention systems used to monitor all traffic in the cardholder data environment?</text:p>
      <text:list text:style-name="L31">
        <text:list-item>
          <text:p text:style-name="P57">(b) Are IDS/IPS systems configured to alert personnel of suspected compromises?</text:p>
        </text:list-item>
        <text:list-item>
          <text:p text:style-name="P56">(c) Are all traffic at the perimeter of the cardholder data environment and at critical points in the environment monitored?</text:p>
        </text:list-item>
      </text:list>
      <text:p text:style-name="Text_20_body">11.5 Is a change-detection mechanism (such as file-integrity monitoring) deployed to alert personnel to unauthorized modification of critical system files, configuration files, or content files?</text:p>
      <text:p text:style-name="Horizontal_20_Line"/>
      <text:h text:style-name="Heading_20_3" text:outline-level="3"><text:soft-page-break/><text:span text:style-name="Strong_20_Emphasis">Requirement 12: Maintain a policy that addresses information security for all personnel</text:span></text:h>
      <text:p text:style-name="Text_20_body">12.1 Is a security policy established, published, maintained, and disseminated to all relevant personnel?</text:p>
      <text:list text:style-name="L32">
        <text:list-item>
          <text:p text:style-name="P59">12.1.1 Is the security policy reviewed at least annually and updated when the environment changes?</text:p>
        </text:list-item>
        <text:list-item>
          <text:p text:style-name="P58">12.1.2 Are daily operational security procedures consistent with all the requirements in PCI DSS?</text:p>
        </text:list-item>
      </text:list>
      <text:p text:style-name="Text_20_body">12.2 Are formal risk assessments performed at least annually and upon significant changes to the environment?</text:p>
      <text:p text:style-name="Text_20_body">12.3 Are usage policies for critical technologies (such as remote-access technologies, wireless technologies, removable electronic media, laptops, tablets, etc.) established and documented, and do they require the following:</text:p>
      <text:list text:style-name="L33">
        <text:list-item>
          <text:p text:style-name="P61">12.3.1 Explicit approval by authorized parties?</text:p>
        </text:list-item>
        <text:list-item>
          <text:p text:style-name="P61">12.3.2 Authentication for use of the technology?</text:p>
        </text:list-item>
        <text:list-item>
          <text:p text:style-name="P61">12.3.3 A list of all such devices and personnel with access?</text:p>
        </text:list-item>
        <text:list-item>
          <text:p text:style-name="P60">12.3.4 Acceptable uses of the technology?</text:p>
        </text:list-item>
      </text:list>
      <text:p text:style-name="Text_20_body">12.4 (a) Is a CISO or equivalent formally assigned the responsibility for information security?<text:line-break/>12.5 (a) Are the following information security management responsibilities formally assigned to an individual or team:</text:p>
      <text:list text:style-name="L34">
        <text:list-item>
          <text:p text:style-name="P63">12.5.1 Establishing, documenting, and distributing security policies and procedures?</text:p>
        </text:list-item>
        <text:list-item>
          <text:p text:style-name="P63">12.5.2 Monitoring and analyzing security alerts and information?</text:p>
        </text:list-item>
        <text:list-item>
          <text:p text:style-name="P63">12.5.3 Establishing, documenting, and distributing incident response and escalation procedures?</text:p>
        </text:list-item>
        <text:list-item>
          <text:p text:style-name="P63">12.5.4 Administering user accounts, including additions, deletions, and modifications?</text:p>
        </text:list-item>
        <text:list-item>
          <text:p text:style-name="P62">12.5.5 Monitoring and controlling all access to data?</text:p>
        </text:list-item>
      </text:list>
      <text:p text:style-name="Text_20_body">12.6 (a) Is a formal security awareness program in place to make all personnel aware of the importance of cardholder data security?<text:line-break/>12.8 Are policies and procedures maintained to manage service providers with whom cardholder data is shared, or that could affect the security of cardholder data?<text:line-break/>12.10 Are incident response procedures in place and include the following:</text:p>
      <text:list text:style-name="L35">
        <text:list-item>
          <text:p text:style-name="P65">12.10.1 Roles, responsibilities, and communication strategies in the event of a compromise?</text:p>
        </text:list-item>
        <text:list-item>
          <text:p text:style-name="P65">12.10.2 Specific incident response procedures?</text:p>
        </text:list-item>
        <text:list-item>
          <text:p text:style-name="P65">12.10.3 Business recovery and continuity procedures?</text:p>
        </text:list-item>
        <text:list-item>
          <text:p text:style-name="P65">12.10.4 Data backup processes?</text:p>
        </text:list-item>
        <text:list-item>
          <text:p text:style-name="P64">12.10.5 Legal requirement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00:00:05.291000000</meta:creation-date>
    <dc:date>2024-10-12T00:01:53.022000000</dc:date>
    <meta:editing-duration>PT1M47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8" meta:paragraph-count="177" meta:word-count="2859" meta:character-count="19033" meta:non-whitespace-character-count="16465"/>
  </office:meta>
</office:document-meta>
</file>